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ka/Coder" svg:font-family="Anka/Coder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82.55mm" table:align="left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9.53mm"/>
    </style:style>
    <style:style style:name="Table1.B" style:family="table-column">
      <style:table-column-properties style:column-width="26.99mm"/>
    </style:style>
    <style:style style:name="Table1.C" style:family="table-column">
      <style:table-column-properties style:column-width="46.04m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background-color="#eeeeee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#eeeeee" fo:padding="0.97m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bc3c" officeooo:paragraph-rsid="0009bc3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nka/Coder" fo:font-size="12pt" fo:font-style="normal" fo:text-shadow="none" style:text-underline-style="none" fo:font-weight="normal" officeooo:rsid="0009bc3c" officeooo:paragraph-rsid="0009bc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nka/Coder" fo:font-size="12pt" fo:font-style="normal" fo:text-shadow="none" style:text-underline-style="none" fo:font-weight="normal" officeooo:rsid="000a8e29" officeooo:paragraph-rsid="000a8e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Anka/Coder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text-properties fo:font-size="10pt" officeooo:rsid="000f3a40" officeooo:paragraph-rsid="000f3a40" style:font-size-asian="10pt" style:font-size-complex="10pt"/>
    </style:style>
    <style:style style:name="T1" style:family="text">
      <style:text-properties officeooo:rsid="000d922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C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Вода</text:p>
          </table:table-cell>
          <table:table-cell table:style-name="Table1.C2" office:value-type="string">
            <text:p text:style-name="P3">1.0 kHz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Кости</text:p>
          </table:table-cell>
          <table:table-cell table:style-name="Table1.C2" office:value-type="string">
            <text:p text:style-name="P3">3.2 kHz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Сребро</text:p>
          </table:table-cell>
          <table:table-cell table:style-name="Table1.C2" office:value-type="string">
            <text:p text:style-name="P4">8.8 kHz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Мед</text:p>
          </table:table-cell>
          <table:table-cell table:style-name="Table1.C2" office:value-type="string">
            <text:p text:style-name="P4">11.3 kHz</text:p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Бронз</text:p>
          </table:table-cell>
          <table:table-cell table:style-name="Table1.C2" office:value-type="string">
            <text:p text:style-name="P4">11.7 kHz</text:p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Диаманти</text:p>
          </table:table-cell>
          <table:table-cell table:style-name="Table1.C2" office:value-type="string">
            <text:p text:style-name="P4">12.0 kHz</text:p>
          </table:table-cell>
        </table:table-row>
        <table:table-row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4">Желязо</text:p>
          </table:table-cell>
          <table:table-cell table:style-name="Table1.C2" office:value-type="string">
            <text:p text:style-name="P4">17.3 kHz</text:p>
          </table:table-cell>
        </table:table-row>
        <table:table-row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4">Кухина</text:p>
          </table:table-cell>
          <table:table-cell table:style-name="Table1.C2" office:value-type="string">
            <text:p text:style-name="P4">29.5 kHz</text:p>
          </table:table-cell>
        </table:table-row>
        <table:table-row>
          <table:table-cell table:style-name="Table1.A2" office:value-type="string">
            <text:p text:style-name="P3">9</text:p>
          </table:table-cell>
          <table:table-cell table:style-name="Table1.A2" office:value-type="string">
            <text:p text:style-name="P4">Злато</text:p>
          </table:table-cell>
          <table:table-cell table:style-name="Table1.C2" office:value-type="string">
            <text:p text:style-name="P4">57.<text:span text:style-name="T1">0 kHz</text:span></text:p>
          </table:table-cell>
        </table:table-row>
      </table:table>
      <text:p text:style-name="Standard"/>
      <text:p text:style-name="P5">Μ1: GOLD 5000 Hz</text:p>
      <text:p text:style-name="P5">Μ2: LEAD 4500 Hz <text:line-break/>Μ3: ALUMINUM 7000KHz <text:line-break/>Μ4: SILVER 8700 Hz <text:line-break/>Μ5: BRONZE 11300 Hz <text:line-break/>Μ6: COPPER 11700 Hz <text:line-break/>Μ7: DIAMONDS 12700 Hz <text:line-break/>Μ8: IRON 17000 Hz <text:line-break/>M9: WATER <text:line-break/>M10:VOID</text:p>
      <text:p text:style-name="Standard"/>
      <text:p text:style-name="P6">* Low frequencies on the gold spectrum attract natural gold minerals between 4900 –5100 Hz, at 5200 – <text:line-break/>5300 Hz rods respond at man-made gold objects of karats 18 - 22, frequencies of 5400 – 5500 Hz tend to <text:line-break/>attract low karat jewelry. Therefore multiple checks in different frequencies are advised. When double <text:line-break/>check, set SPECTRA at 5000 Hz, wait 5 minutes and scan again, if the rods indicate it, it is a mineral.</text:p>
      <text:p text:style-name="P6"/>
      <text:p text:style-name="P7">4900 – орудено</text:p>
      <text:p text:style-name="P7">5200 – злато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ka/Coder" svg:font-family="Anka/Coder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9.01mm" fo:page-height="114mm" style:num-format="1" style:print-orientation="landscape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7mm" fo:page-height="210.01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20:51:46.644195982</meta:creation-date>
    <dc:date>2024-12-22T13:12:35.865528360</dc:date>
    <meta:editing-duration>PT14M58S</meta:editing-duration>
    <meta:editing-cycles>11</meta:editing-cycles>
    <meta:generator>LibreOffice/24.2.7.2$Linux_X86_64 LibreOffice_project/420$Build-2</meta:generator>
    <meta:document-statistic meta:table-count="1" meta:image-count="0" meta:object-count="0" meta:page-count="1" meta:paragraph-count="32" meta:word-count="146" meta:character-count="745" meta:non-whitespace-character-count="616"/>
  </office:meta>
</office:document-meta>
</file>